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5000002C4497C7CF2A8F6B9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335cm" svg:height="18.732cm" svg:x="1.594cm" svg:y="5.651cm">
          <draw:image xlink:href="Pictures/10000000000002B5000002C4497C7CF2A8F6B9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21:27:12.421834563</meta:creation-date>
    <dc:date>2020-03-14T21:27:50.713526203</dc:date>
    <meta:editing-duration>PT39S</meta:editing-duration>
    <meta:editing-cycles>1</meta:editing-cycles>
    <meta:document-statistic meta:object-count="1"/>
    <meta:generator>LibreOffice/6.0.7.3$Linux_X86_64 LibreOffice_project/00m0$Build-3</meta:generator>
  </office:meta>
</office:document-meta>
</file>